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25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3.097cm"/>
    </style:style>
    <style:style style:name="co6" style:family="table-column">
      <style:table-column-properties fo:break-before="auto" style:column-width="3.43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36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octave_vs_sestet_valence_bin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SonnetID</text:p>
          </table:table-cell>
          <table:table-cell office:value-type="string" calcext:value-type="string">
            <text:p>octave_0</text:p>
          </table:table-cell>
          <table:table-cell office:value-type="string" calcext:value-type="string">
            <text:p>octave_1</text:p>
          </table:table-cell>
          <table:table-cell office:value-type="string" calcext:value-type="string">
            <text:p>octave_9</text:p>
          </table:table-cell>
          <table:table-cell office:value-type="string" calcext:value-type="string">
            <text:p>sestet_0</text:p>
          </table:table-cell>
          <table:table-cell office:value-type="string" calcext:value-type="string">
            <text:p>sestet_1</text:p>
          </table:table-cell>
          <table:table-cell office:value-type="string" calcext:value-type="string">
            <text:p>sestet_9</text:p>
          </table:table-cell>
          <table:table-cell office:value-type="string" calcext:value-type="string">
            <text:p>oct0_m_ses0</text:p>
          </table:table-cell>
          <table:table-cell office:value-type="string" calcext:value-type="string">
            <text:p>oct1_m_ses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ment_type</text:p>
          </table:table-cell>
        </table:table-row>
        <table:table-row table:style-name="ro1" table:visibility="filter">
          <table:table-cell office:value-type="string" calcext:value-type="string">
            <text:p>FernandoDeHerrera_7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it mixed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FernandoDeHerrera_1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bit mixed but trend ok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LopeDeVega_9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sestet less negative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Quevedo_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unclear (octave indeed negative but sestet not clear)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FernandoDeHerrera_9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sestet less negative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LopeDeVega_110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it mixed but trend ok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LopeDeVega_68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bit mixed but trend ok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BernardinoDeRebolledo_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DiegoHurtadoDeMendoza_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unclear (sestet more positive but octave not clearly negative)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DiegoXimenezAyllon_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estet less negative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FcodeBorjaYAragonPrincipeEsquilache_7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it mixed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FernandoDeHerrera_1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unclear, it’s about the alternation rather than o/s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FernandoDeHerrera_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it mixed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FranciscoDeLaTorre_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it mixed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GarcilasoDeLaVega_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estet less negative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Gongora_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8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4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59g_08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16g_09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ltasarDeAlcazar_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CancerYVelasco_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unclear (octave indeed negative but sestet not clear)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FcodeBorjaYAragonPrincipeEsquilache_1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FernandoDeHerrera_3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sestet less negative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Gongora_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7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5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unclear</text:p>
          </table:table-cell>
          <table:table-cell office:value-type="string" calcext:value-type="string">
            <text:p>0_0</text:p>
          </table:table-cell>
        </table:table-row>
        <table:table-row table:style-name="ro1" table:visibility="filter">
          <table:table-cell office:value-type="string" calcext:value-type="string">
            <text:p>PedroDePadilla_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12g_00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gustinDeSalazarYTorres_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2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1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7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XimenezAyllon_1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2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8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0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9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2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cilasoDeLaVega_1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cilasoDeLaVega_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8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8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6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7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9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1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2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5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lmeida_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3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3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3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8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8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9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1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3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2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8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2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6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8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1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4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4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7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9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ntaleonDeRibera_1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Espinosa_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5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oDeMedina_1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3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8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48g_009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52g_05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53g_05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59g_081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90g_086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17g_091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33g_093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57g_097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RamirezPagan_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XimenezAyllon_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8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3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raDeAmescua_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9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16g_00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26g_00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40g_00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05g_02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35g_027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07g_04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03g_06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03g_06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07g_09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53g_09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86g_1013_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ncerYVelasco_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40g_00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78g_08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3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HurtadoDeMendoza_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1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ltasarDeAlcazar_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2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2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5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1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3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XimenezAyllon_3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XimenezAyllon_4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1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8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4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6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6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3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8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Figueroa_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Medrano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Medrano_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1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0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4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5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8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2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2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3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1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5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1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Jauregui_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Salinas_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4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7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9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3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4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9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2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2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7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0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1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8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9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9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2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6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8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1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3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9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raDeAmescua_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raDeAmescua_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ntaleonDeRibera_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Espinosa_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2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6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8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04g_0012_0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59g_011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59g_01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74g_01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05g_020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63g_03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63g_03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84g_0391_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86g_0403_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01g_04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4g_0510_0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7g_05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80g_057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85g_058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19g_07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32g_07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70g_08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47g_09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1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2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3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8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Medrano_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yLuisDeLeon_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cilasoDeLaVega_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lmeida_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Salinas_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5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raDeAmescua_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oDeMedina_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5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21g_00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59g_01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64g_01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70g_01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04g_0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58g_03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14g_04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45g_08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65g_08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ncerYVelasco_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XimenezAyllon_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4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Medrano_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8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Espinosa_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oDeMedina_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47g_00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84g_014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03g_04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06g_089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60g_097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lmeida_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6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95g_08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gustinDeSalazarYTorres_1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gustinDeSalazarYTorres_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gustinDeSalazarYTorres_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7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6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3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31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5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6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7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1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5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6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5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2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3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7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9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6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8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6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4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8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MartinDeLaPlaza_1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Espinosa_1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Espinosa_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oDeMedina_1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7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50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07g_00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12g_0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20g_00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26g_00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51g_01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58g_0114_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88g_01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88g_015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17g_02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49g_02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75g_03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94g_04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10g_04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12g_04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27g_047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2g_050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4g_0510_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6g_05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7g_05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8g_05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78g_057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98g_06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02g_062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06g_06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20g_07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37g_07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38g_07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54g_08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71g_08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27g_09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27g_093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49g_09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59g_09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2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3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HurtadoDeMendoza_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7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ltasarDeAlcazar_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ncerYVelasco_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XimenezAyllon_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Figueroa_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6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5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lmeida_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7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7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7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9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9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oDeMedina_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6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9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5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5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5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6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yDeArtieda_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03g_00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26g_00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50g_01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80g_01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82g_01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09g_02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13g_02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15g_02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37g_02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49g_02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51g_02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62g_03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4g_0510_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4g_0510_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67g_05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84g_05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30g_07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40g_07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40g_079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59g_08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61g_08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65g_08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92g_08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31g_09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84g_10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HurtadoDeMendoza_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HurtadoDeMendoza_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7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XimenezAyllon_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7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6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6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yLuisDeLeon_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cilasoDeLaVega_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cilasoDeLaVega_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4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egorioDeMatos_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Jauregui_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0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7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9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6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9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3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25g_02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73g_03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30g_04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34g_04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66g_083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84g_08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46g_09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49g_09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istobalDeVirues_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gustinDeSalazarYTorres_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4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9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ltasarDeAlcazar_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ncerYVelasco_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istobalDeVirues_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5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RamirezPagan_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XimenezAyllon_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9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3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Figueroa_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cilasoDeLaVega_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cilasoDeLaVega_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cilasoDeLaVega_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cilasoDeLaVega_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9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1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6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2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9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lmeida_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lmeida_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Salinas_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7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5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1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9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7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3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8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9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4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7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7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MartinDeLaPlaza_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MartinDeLaPlaza_1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MartinDeLaPlaza_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MartinDeLaPlaza_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MartinDeLaPlaza_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MartinDeLaPlaza_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MartinDeLaPlaza_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raDeAmescua_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ntaleonDeRibera_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3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Espinosa_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1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2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6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8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1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9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02g_00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04g_0012_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19g_0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46g_00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51g_01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00g_01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05g_02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09g_02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21g_02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32g_02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43g_028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69g_03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18g_04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38g_05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4g_0510_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63g_05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96g_06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20g_07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69g_08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74g_08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04g_089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27g_09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36g_09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36g_09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49g_09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ncerYVelasco_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XimenezAyllon_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stebanManuelDeVillegas_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7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3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Figueroa_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Figueroa_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Figueroa_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cilasoDeLaVega_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cilasoDeLaVega_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egorioDeMatos_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7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Jauregui_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Jauregui_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8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8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6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MartinDeLaPlaza_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ntaleonDeRibera_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Espinosa_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oDeMedina_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oDeMedina_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20g_00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52g_0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77g_01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13g_02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13g_02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75g_03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03g_04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8g_05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61g_05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78g_05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90g_06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98g_06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23g_07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34g_078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36g_07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85g_08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94g_08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98g_08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10g_09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12g_09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27g_09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55g_09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58g_09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71g_09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gustinDeSalazarYTorres_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RamirezPagan_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XimenezAyllon_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XimenezAyllon_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3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3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egorioDeMatos_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egorioDeMatos_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lmeida_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lmeida_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Jauregui_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21g_00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36g_00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60g_0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85g_01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88g_01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90g_01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13g_02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02g_04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47g_08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79g_08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63g_097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39g_05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94g_087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Salinas_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gustinDeSalazarYTorres_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gustinDeSalazarYTorres_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gustinDeSalazarYTorres_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HurtadoDeMendoza_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HurtadoDeMendoza_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6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ncerYVelasco_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6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9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4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6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Medrano_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Medrano_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Medrano_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yLuisDeLeon_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egorioDeMatos_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8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8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8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6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2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6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lmeida_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5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9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4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0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4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0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8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4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1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5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5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raDeAmescua_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6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9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oDeMedina_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5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48g_00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56g_01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65g_01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05g_02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22g_02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67g_03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00g_04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4g_0510_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95g_06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10g_06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22g_07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73g_08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21g_09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26g_09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27g_09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30g_09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32g_09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54g_09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6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5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8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3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Medrano_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Medrano_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yLuisDeLeon_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egorioDeMatos_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8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5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2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5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raDeAmescua_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raDeAmescua_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Espinosa_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44g_008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54g_01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05g_02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32g_02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86g_0403_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38g_04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7g_05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54g_05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95g_06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98g_06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52g_08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80g_08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27g_09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65g_09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gustinDeSalazarYTorres_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gustinDeSalazarYTorres_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gustinDeSalazarYTorres_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ristobalDeVirues_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XimenezAyllon_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imoneda_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raDeAmescua_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ntaleonDeRibera_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1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41g_00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72g_01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30g_0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82g_03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11g_04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0g_05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47g_05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62g_09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13g_022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Salinas_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rnardinoDeRebolledo_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9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Figueroa_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1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9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7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9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5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8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9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6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5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raDeAmescua_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9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oDeMedina_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0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5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22g_00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08g_04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56g_05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30g_09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EnriquezGomez_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ioHurtadoDeMendoza_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angelYUnzueta_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2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3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5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8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Zarate_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zDeMendoza_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1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oDeMedina_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59g_01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52g_02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50g_08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422g_09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rsoDeMolina_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gustinDeSalazarYTorres_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Bartolome_1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gensolaLupercio_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rvantes_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1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ernandodeAcunya_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ephDeLitalaYCastelvi_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lmeida_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1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2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7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MartinDeLaPlaza_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DePadilla_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SotoDeRojas_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03g_00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13g_0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45g_02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153g_02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solaLupercio_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subtle contrast because in the tercets there’s contraditcion inside each line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DiegoHurtadoDeMendoza_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 is true that rhyme words are negative in sestet, but in octave, negativeity is elsewhere than in the rhyme words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FernandoDeHerrera_2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e, persona draws a more negative conclusion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GutierreDeCetina_2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very clear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HernandodeAcunya_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r especially in last tercet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LopeDeVega_13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very strong but ok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LopeDeVega_6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very strong but ok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LopeDeVega_7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very strong but ok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LopeDeVega_7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very strong but ok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LopeDeVega_9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clear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LopeDeVega_9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clear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LopeDeZarate_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clear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PedroSotoDeRojas_9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 example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s097g_019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 example, pretty clear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s478g_10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very clear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 table:visibility="filter">
          <table:table-cell office:value-type="string" calcext:value-type="string">
            <text:p>BocangelYUnzueta_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HurtadoDeMendoza_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egoRamirezPagan_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codeBorjaYAragonPrincipeEsquilache_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Aldana_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ngora_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9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Boscan_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Arguijo_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0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11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4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6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8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CarrilloySotomayor_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droEspinosa_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8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94g_01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276g_056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1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anciscoDeLaTorre_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7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aInesDeLaCruz_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anDeTassisYPeralta_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3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peDeVega_9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isDeUlloaYPereira_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evedo_3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048g_00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lloYFigueroa_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62g_08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andoDeHerrera_1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’s fine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JosephDeLitalaYCastelvi_4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od example (mostly with the last tercet)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AntonioHurtadoDeMendoza_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stet more negative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FernandoDeHerrera_28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’s all pretty negative actually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>
          <table:table-cell office:value-type="string" calcext:value-type="string">
            <text:p>LopeDeVega_59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stet clearly more negative</text:p>
          </table:table-cell>
          <table:table-cell table:style-name="ce2" office:value-type="string" calcext:value-type="string">
            <text:p>1_1</text:p>
          </table:table-cell>
        </table:table-row>
        <table:table-row table:style-name="ro1" table:visibility="filter">
          <table:table-cell office:value-type="string" calcext:value-type="string">
            <text:p>FernandoDeHerrera_1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rnandoDeHerrera_2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tierreDeCetina_1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362g_08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 table:number-rows-repeated="104654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octave_vs_sestet_valence_binary.A1:octave_vs_sestet_valence_binary.K2026" table:display-filter-buttons="true">
          <table:filter>
            <table:filter-and>
              <table:filter-condition table:value="1_1" table:operator="=" table:field-number="10"/>
            </table:filter-and>
          </table:filter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5T18:59:59.373991422</dc:date>
    <dc:creator>Pablo Ruiz Fabo</dc:creator>
    <meta:editing-duration>PT4H25M4S</meta:editing-duration>
    <meta:editing-cycles>30</meta:editing-cycles>
    <meta:generator>LibreOffice/7.4.2.3$Linux_X86_64 LibreOffice_project/40$Build-3</meta:generator>
    <meta:document-statistic meta:table-count="1" meta:cell-count="15436" meta:object-count="0"/>
  </office:meta>
</office:document-meta>
</file>